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 UI" svg:font-family="'Noto Sans Devanagari UI'" style:font-family-generic="modern" style:font-pitch="fixed"/>
    <style:font-face style:name="Noto Sans Devanagari UI1" svg:font-family="'Noto Sans Devanagari UI'" style:font-family-generic="swiss"/>
    <style:font-face style:name="Noto Sans Devanagari UI2" svg:font-family="'Noto Sans Devanagari UI'" style:font-family-generic="system" style:font-pitch="variable"/>
    <style:font-face style:name="Noto Sans Display" svg:font-family="'Noto Sans Display'" style:font-family-generic="swiss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Preformatted_20_Text">
      <style:text-properties style:font-name="Noto Serif" fo:font-size="12pt" style:font-size-asian="12pt" style:font-size-complex="12pt"/>
    </style:style>
    <style:style style:name="P2" style:family="paragraph" style:parent-style-name="Preformatted_20_Text">
      <style:text-properties style:font-name="Noto Serif" fo:font-size="12pt" officeooo:paragraph-rsid="0003176b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Noto Serif" fo:font-size="12pt" style:font-size-asian="12pt" style:font-size-complex="12pt"/>
    </style:style>
    <style:style style:name="P4" style:family="paragraph" style:parent-style-name="Preformatted_20_Text">
      <style:text-properties style:font-name="Noto Serif" fo:font-size="14pt" style:font-size-asian="14pt" style:font-size-complex="14pt"/>
    </style:style>
    <style:style style:name="P5" style:family="paragraph" style:parent-style-name="Preformatted_20_Text">
      <style:text-properties style:font-name="Noto Sans Display" fo:font-size="14pt" fo:background-color="#b2b2b2" style:font-size-asian="14pt" style:font-size-complex="14pt"/>
    </style:style>
    <style:style style:name="P6" style:family="paragraph" style:parent-style-name="Preformatted_20_Text">
      <style:text-properties style:font-name="Noto Sans Display" fo:font-size="14pt" officeooo:rsid="0003176b" officeooo:paragraph-rsid="0003176b" style:font-size-asian="14pt" style:font-size-complex="14pt"/>
    </style:style>
    <style:style style:name="P7" style:family="paragraph" style:parent-style-name="Preformatted_20_Text">
      <style:text-properties style:font-name="Noto Sans Display" fo:font-size="14pt" style:font-size-asian="14pt" style:font-size-complex="14pt"/>
    </style:style>
    <style:style style:name="P8" style:family="paragraph" style:parent-style-name="Preformatted_20_Text">
      <style:text-properties style:font-name="Noto Sans Display" fo:font-size="14pt" officeooo:paragraph-rsid="0011659a" style:font-size-asian="14pt" style:font-size-complex="14pt"/>
    </style:style>
    <style:style style:name="P9" style:family="paragraph" style:parent-style-name="Preformatted_20_Text">
      <style:text-properties style:font-name="Noto Sans Display" fo:font-size="14pt" officeooo:paragraph-rsid="00143f20" style:font-size-asian="14pt" style:font-size-complex="14pt"/>
    </style:style>
    <style:style style:name="P10" style:family="paragraph" style:parent-style-name="Preformatted_20_Text">
      <style:text-properties style:font-name="Noto Sans Display" fo:font-size="14pt" officeooo:paragraph-rsid="001581aa" style:font-size-asian="14pt" style:font-size-complex="14pt"/>
    </style:style>
    <style:style style:name="P11" style:family="paragraph" style:parent-style-name="Preformatted_20_Text">
      <style:text-properties style:font-name="Noto Sans Display" fo:font-size="14pt" officeooo:paragraph-rsid="00177de7" style:font-size-asian="14pt" style:font-size-complex="14pt"/>
    </style:style>
    <style:style style:name="P12" style:family="paragraph" style:parent-style-name="Preformatted_20_Text">
      <style:text-properties style:font-name="Noto Sans Display" fo:font-size="14pt" officeooo:paragraph-rsid="0017cb30" style:font-size-asian="14pt" style:font-size-complex="14pt"/>
    </style:style>
    <style:style style:name="P13" style:family="paragraph" style:parent-style-name="Text_20_body">
      <style:text-properties style:font-name="Noto Sans Display" fo:font-size="14pt" officeooo:paragraph-rsid="0017cb30" style:font-size-asian="14pt" style:font-size-complex="14pt"/>
    </style:style>
    <style:style style:name="P14" style:family="paragraph" style:parent-style-name="Preformatted_20_Text">
      <style:text-properties style:font-name="Noto Sans Display" fo:font-size="14pt" officeooo:paragraph-rsid="00211f2f" style:font-size-asian="14pt" style:font-size-complex="14pt"/>
    </style:style>
    <style:style style:name="P15" style:family="paragraph" style:parent-style-name="Preformatted_20_Text">
      <style:text-properties style:font-name="Noto Sans Display" fo:font-size="14pt" officeooo:paragraph-rsid="002152e8" style:font-size-asian="14pt" style:font-size-complex="14pt"/>
    </style:style>
    <style:style style:name="P16" style:family="paragraph" style:parent-style-name="Preformatted_20_Text">
      <style:paragraph-properties fo:text-align="center" style:justify-single-word="false"/>
      <style:text-properties style:font-name="Noto Sans Display" fo:font-size="14pt" officeooo:paragraph-rsid="002152e8" style:font-size-asian="14pt" style:font-size-complex="14pt"/>
    </style:style>
    <style:style style:name="P17" style:family="paragraph" style:parent-style-name="Preformatted_20_Text">
      <style:paragraph-properties fo:text-align="start" style:justify-single-word="false"/>
      <style:text-properties style:font-name="Noto Sans Display" fo:font-size="14pt" officeooo:paragraph-rsid="002152e8" style:font-size-asian="14pt" style:font-size-complex="14pt"/>
    </style:style>
    <style:style style:name="P18" style:family="paragraph" style:parent-style-name="Preformatted_20_Text">
      <style:text-properties style:font-name="Noto Sans Display" fo:font-size="14pt" fo:background-color="#cccccc" style:font-size-asian="14pt" style:font-size-complex="14pt"/>
    </style:style>
    <style:style style:name="P19" style:family="paragraph" style:parent-style-name="Preformatted_20_Text">
      <style:paragraph-properties fo:line-height="115%"/>
      <style:text-properties style:font-name="Noto Sans Display" fo:font-size="14pt" fo:background-color="#cccccc" style:font-size-asian="14pt" style:font-size-complex="14pt"/>
    </style:style>
    <style:style style:name="P20" style:family="paragraph" style:parent-style-name="Preformatted_20_Text">
      <style:paragraph-properties fo:line-height="115%"/>
      <style:text-properties style:font-name="Noto Sans Display" fo:font-size="14pt" officeooo:rsid="000f60ab" officeooo:paragraph-rsid="000f60ab" fo:background-color="#cccccc" style:font-size-asian="14pt" style:font-size-complex="14pt"/>
    </style:style>
    <style:style style:name="P21" style:family="paragraph" style:parent-style-name="Preformatted_20_Text">
      <style:text-properties style:font-name="Noto Sans Display" fo:font-size="14pt" fo:font-weight="normal" officeooo:rsid="0011655d" officeooo:paragraph-rsid="0011655d" style:font-size-asian="14pt" style:font-weight-asian="normal" style:font-size-complex="14pt" style:font-weight-complex="normal"/>
    </style:style>
    <style:style style:name="P22" style:family="paragraph" style:parent-style-name="Preformatted_20_Text">
      <style:text-properties style:font-name="Noto Sans Display" fo:font-size="14pt" fo:font-weight="normal" officeooo:rsid="0011655d" officeooo:paragraph-rsid="00143f20" style:font-size-asian="14pt" style:font-weight-asian="normal" style:font-size-complex="14pt" style:font-weight-complex="normal"/>
    </style:style>
    <style:style style:name="P23" style:family="paragraph" style:parent-style-name="Preformatted_20_Text">
      <style:text-properties style:font-name="Noto Sans Display" fo:font-size="14pt" fo:font-weight="normal" officeooo:rsid="0011655d" officeooo:paragraph-rsid="00211f2f" style:font-size-asian="14pt" style:font-weight-asian="normal" style:font-size-complex="14pt" style:font-weight-complex="normal"/>
    </style:style>
    <style:style style:name="P24" style:family="paragraph" style:parent-style-name="Preformatted_20_Text">
      <style:text-properties style:font-name="Noto Sans Display" fo:font-size="14pt" fo:font-weight="normal" officeooo:rsid="0011659a" officeooo:paragraph-rsid="0011659a" style:font-size-asian="14pt" style:font-weight-asian="normal" style:font-size-complex="14pt" style:font-weight-complex="normal"/>
    </style:style>
    <style:style style:name="P25" style:family="paragraph" style:parent-style-name="Preformatted_20_Text">
      <style:text-properties style:font-name="Noto Sans Display" fo:font-size="14pt" fo:font-weight="normal" officeooo:rsid="0011659a" officeooo:paragraph-rsid="00211f2f" style:font-size-asian="14pt" style:font-weight-asian="normal" style:font-size-complex="14pt" style:font-weight-complex="normal"/>
    </style:style>
    <style:style style:name="P26" style:family="paragraph" style:parent-style-name="Preformatted_20_Text">
      <style:text-properties style:font-name="Noto Sans Display" fo:font-size="14pt" fo:font-weight="normal" officeooo:rsid="0012d0b4" officeooo:paragraph-rsid="0012d0b4" style:font-size-asian="14pt" style:font-weight-asian="normal" style:font-size-complex="14pt" style:font-weight-complex="normal"/>
    </style:style>
    <style:style style:name="P27" style:family="paragraph" style:parent-style-name="Preformatted_20_Text">
      <style:text-properties style:font-name="Noto Sans Display" fo:font-size="14pt" fo:font-weight="normal" officeooo:rsid="0012d0b4" officeooo:paragraph-rsid="00211f2f" style:font-size-asian="14pt" style:font-weight-asian="normal" style:font-size-complex="14pt" style:font-weight-complex="normal"/>
    </style:style>
    <style:style style:name="P28" style:family="paragraph" style:parent-style-name="Preformatted_20_Text">
      <style:text-properties style:font-name="Noto Sans Display" fo:font-size="14pt" fo:font-weight="bold" officeooo:rsid="001b841c" officeooo:paragraph-rsid="001b841c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Noto Sans Display" fo:font-size="14pt" fo:font-weight="bold" officeooo:rsid="001b841c" officeooo:paragraph-rsid="00211f2f" style:font-size-asian="14pt" style:font-weight-asian="bold" style:font-size-complex="14pt" style:font-weight-complex="bold"/>
    </style:style>
    <style:style style:name="P30" style:family="paragraph" style:parent-style-name="Preformatted_20_Text">
      <style:text-properties style:font-name="Noto Sans Display" officeooo:paragraph-rsid="0011659a"/>
    </style:style>
    <style:style style:name="P31" style:family="paragraph" style:parent-style-name="Preformatted_20_Text">
      <style:text-properties style:font-name="Noto Sans Display" officeooo:paragraph-rsid="00211f2f"/>
    </style:style>
    <style:style style:name="P32" style:family="paragraph" style:parent-style-name="Text_20_body">
      <style:paragraph-properties fo:text-align="start" style:justify-single-word="false"/>
      <style:text-properties officeooo:rsid="00094e37" officeooo:paragraph-rsid="00094e37"/>
    </style:style>
    <style:style style:name="P3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94e37" officeooo:paragraph-rsid="00094e37"/>
    </style:style>
    <style:style style:name="P34" style:family="paragraph" style:parent-style-name="Text_20_body">
      <style:paragraph-properties fo:margin-top="0.101cm" fo:margin-bottom="0.347cm" style:contextual-spacing="false" fo:text-align="start" style:justify-single-word="false"/>
      <style:text-properties officeooo:rsid="00094e37" officeooo:paragraph-rsid="00094e37"/>
    </style:style>
    <style:style style:name="P3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98e83" officeooo:paragraph-rsid="00098f55"/>
    </style:style>
    <style:style style:name="P36" style:family="paragraph" style:parent-style-name="Text_20_body">
      <style:paragraph-properties fo:text-align="center" style:justify-single-word="false"/>
      <style:text-properties style:font-name="Nimbus Sans" fo:font-size="14pt" officeooo:rsid="00094e37" officeooo:paragraph-rsid="00094e37" style:font-size-asian="14pt" style:font-size-complex="14pt"/>
    </style:style>
    <style:style style:name="P37" style:family="paragraph" style:parent-style-name="Text_20_body">
      <style:paragraph-properties fo:text-align="start" style:justify-single-word="false"/>
      <style:text-properties style:font-name="Nimbus Sans" fo:font-size="14pt" officeooo:rsid="00094e37" officeooo:paragraph-rsid="00094e37" style:font-size-asian="14pt" style:font-size-complex="14pt"/>
    </style:style>
    <style:style style:name="P38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Nimbus Sans" fo:font-size="14pt" officeooo:rsid="00094e37" officeooo:paragraph-rsid="00098f55" fo:background-color="#b2b2b2" style:font-size-asian="14pt" style:font-size-complex="14pt"/>
    </style:style>
    <style:style style:name="P3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Nimbus Sans" fo:font-size="14pt" officeooo:rsid="00098e83" officeooo:paragraph-rsid="00098f55" fo:background-color="#b2b2b2" style:font-size-asian="14pt" style:font-size-complex="14pt"/>
    </style:style>
    <style:style style:name="P40" style:family="paragraph" style:parent-style-name="Preformatted_20_Text">
      <style:text-properties style:font-name="Nimbus Sans" fo:font-size="14pt" fo:font-weight="bold" officeooo:rsid="0011655d" officeooo:paragraph-rsid="0011655d" style:font-size-asian="14pt" style:font-weight-asian="bold" style:font-size-complex="14pt" style:font-weight-complex="bold"/>
    </style:style>
    <style:style style:name="P41" style:family="paragraph" style:parent-style-name="Preformatted_20_Text">
      <style:paragraph-properties fo:break-before="page"/>
      <style:text-properties style:font-name="Nimbus Sans" fo:font-size="14pt" fo:font-weight="bold" officeooo:rsid="0011655d" officeooo:paragraph-rsid="0011655d" style:font-size-asian="14pt" style:font-weight-asian="bold" style:font-size-complex="14pt" style:font-weight-complex="bold"/>
    </style:style>
    <style:style style:name="P42" style:family="paragraph" style:parent-style-name="Preformatted_20_Text">
      <style:paragraph-properties fo:break-before="page"/>
      <style:text-properties style:font-name="Nimbus Sans" fo:font-size="14pt" fo:font-weight="bold" officeooo:rsid="0011655d" officeooo:paragraph-rsid="00211f2f" style:font-size-asian="14pt" style:font-weight-asian="bold" style:font-size-complex="14pt" style:font-weight-complex="bold"/>
    </style:style>
    <style:style style:name="P43" style:family="paragraph" style:parent-style-name="Preformatted_20_Text">
      <style:text-properties style:font-name="Nimbus Sans" fo:font-size="14pt" fo:font-weight="bold" officeooo:rsid="0011655d" officeooo:paragraph-rsid="00211f2f" style:font-size-asian="14pt" style:font-weight-asian="bold" style:font-size-complex="14pt" style:font-weight-complex="bold"/>
    </style:style>
    <style:style style:name="P44" style:family="paragraph" style:parent-style-name="Preformatted_20_Text">
      <style:text-properties style:font-name="Nimbus Sans" fo:font-size="14pt" fo:font-weight="bold" officeooo:rsid="001b241e" officeooo:paragraph-rsid="001b241e" style:font-size-asian="14pt" style:font-weight-asian="bold" style:font-size-complex="14pt" style:font-weight-complex="bold"/>
    </style:style>
    <style:style style:name="P45" style:family="paragraph" style:parent-style-name="Preformatted_20_Text">
      <style:text-properties style:font-name="Nimbus Sans" fo:font-size="14pt" fo:font-weight="bold" officeooo:rsid="001f5b7b" officeooo:paragraph-rsid="001f5b7b" style:font-size-asian="14pt" style:font-weight-asian="bold" style:font-size-complex="14pt" style:font-weight-complex="bold"/>
    </style:style>
    <style:style style:name="P46" style:family="paragraph" style:parent-style-name="Preformatted_20_Text">
      <style:text-properties style:font-name="Nimbus Sans" fo:font-size="14pt" fo:font-weight="normal" officeooo:rsid="0011655d" officeooo:paragraph-rsid="0011655d" style:font-size-asian="14pt" style:font-weight-asian="normal" style:font-size-complex="14pt" style:font-weight-complex="normal"/>
    </style:style>
    <style:style style:name="P47" style:family="paragraph" style:parent-style-name="Preformatted_20_Text">
      <style:text-properties style:font-name="Nimbus Sans" fo:font-size="14pt" fo:font-weight="normal" officeooo:rsid="0011655d" officeooo:paragraph-rsid="0011659a" style:font-size-asian="14pt" style:font-weight-asian="normal" style:font-size-complex="14pt" style:font-weight-complex="normal"/>
    </style:style>
    <style:style style:name="P48" style:family="paragraph" style:parent-style-name="Preformatted_20_Text">
      <style:text-properties style:font-name="Nimbus Sans" fo:font-size="14pt" fo:font-weight="normal" officeooo:rsid="0011655d" officeooo:paragraph-rsid="001b241e" style:font-size-asian="14pt" style:font-weight-asian="normal" style:font-size-complex="14pt" style:font-weight-complex="normal"/>
    </style:style>
    <style:style style:name="P49" style:family="paragraph" style:parent-style-name="Preformatted_20_Text">
      <style:text-properties style:font-name="Nimbus Sans" fo:font-size="14pt" fo:font-weight="normal" officeooo:rsid="0011655d" officeooo:paragraph-rsid="00211f2f" style:font-size-asian="14pt" style:font-weight-asian="normal" style:font-size-complex="14pt" style:font-weight-complex="normal"/>
    </style:style>
    <style:style style:name="P50" style:family="paragraph" style:parent-style-name="Text_20_body">
      <style:text-properties officeooo:paragraph-rsid="001b841c"/>
    </style:style>
    <style:style style:name="P51" style:family="paragraph" style:parent-style-name="Heading_20_3">
      <style:paragraph-properties fo:text-align="center" style:justify-single-word="false"/>
    </style:style>
    <style:style style:name="P52" style:family="paragraph" style:parent-style-name="Heading_20_3">
      <style:paragraph-properties fo:text-align="center" style:justify-single-word="false"/>
      <style:text-properties style:font-name="Noto Sans Display" fo:font-size="14pt" officeooo:rsid="0003176b" officeooo:paragraph-rsid="00094e37" style:font-size-asian="14pt" style:font-size-complex="14pt"/>
    </style:style>
    <style:style style:name="P53" style:family="paragraph" style:parent-style-name="Heading_20_3">
      <style:paragraph-properties fo:text-align="center" style:justify-single-word="false"/>
      <style:text-properties style:font-name="Nimbus Sans" fo:font-size="14pt" officeooo:rsid="0003176b" officeooo:paragraph-rsid="00094e37" style:font-size-asian="14pt" style:font-size-complex="14pt"/>
    </style:style>
    <style:style style:name="P54" style:family="paragraph" style:parent-style-name="Heading_20_4">
      <style:text-properties fo:font-size="14pt" officeooo:paragraph-rsid="0003176b" style:font-size-asian="14pt" style:font-size-complex="14pt"/>
    </style:style>
    <style:style style:name="T1" style:family="text">
      <style:text-properties officeooo:rsid="0002c47e"/>
    </style:style>
    <style:style style:name="T2" style:family="text">
      <style:text-properties officeooo:rsid="0003176b"/>
    </style:style>
    <style:style style:name="T3" style:family="text">
      <style:text-properties officeooo:rsid="00057da7"/>
    </style:style>
    <style:style style:name="T4" style:family="text">
      <style:text-properties officeooo:rsid="00094e37"/>
    </style:style>
    <style:style style:name="T5" style:family="text">
      <style:text-properties style:font-name="Nimbus Sans" fo:font-size="14pt" style:font-size-asian="14pt" style:font-size-complex="14pt"/>
    </style:style>
    <style:style style:name="T6" style:family="text">
      <style:text-properties style:font-name="Nimbus Sans" fo:font-size="14pt" officeooo:rsid="00098f55" style:font-size-asian="14pt" style:font-size-complex="14pt"/>
    </style:style>
    <style:style style:name="T7" style:family="text">
      <style:text-properties style:font-name="Nimbus Sans" fo:font-size="14pt" officeooo:rsid="0009ef3a" style:font-size-asian="14pt" style:font-size-complex="14pt"/>
    </style:style>
    <style:style style:name="T8" style:family="text">
      <style:text-properties style:font-name="Nimbus Sans" fo:font-size="14pt" officeooo:rsid="000d67c3" style:font-size-asian="14pt" style:font-size-complex="14pt"/>
    </style:style>
    <style:style style:name="T9" style:family="text">
      <style:text-properties style:font-name="Nimbus Sans" fo:font-size="14pt" fo:background-color="transparent" loext:char-shading-value="0" style:font-size-asian="14pt" style:font-size-complex="14pt"/>
    </style:style>
    <style:style style:name="T10" style:family="text">
      <style:text-properties style:font-name="Nimbus Sans" fo:font-size="14pt" officeooo:rsid="00098e83" fo:background-color="transparent" loext:char-shading-value="0" style:font-size-asian="14pt" style:font-size-complex="14pt"/>
    </style:style>
    <style:style style:name="T11" style:family="text">
      <style:text-properties style:font-name="Nimbus Sans" fo:font-size="14pt" officeooo:rsid="00098f55" fo:background-color="transparent" loext:char-shading-value="0" style:font-size-asian="14pt" style:font-size-complex="14pt"/>
    </style:style>
    <style:style style:name="T12" style:family="text">
      <style:text-properties style:font-name="Nimbus Sans" fo:font-size="14pt" officeooo:rsid="000d67c3" fo:background-color="transparent" loext:char-shading-value="0" style:font-size-asian="14pt" style:font-size-complex="14pt"/>
    </style:style>
    <style:style style:name="T13" style:family="text">
      <style:text-properties style:font-name="Nimbus Sans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style:font-name="Nimbus Sans" fo:font-size="14pt" fo:font-weight="bold" officeooo:rsid="0011655d" fo:background-color="#cccccc" loext:char-shading-value="0" style:font-size-asian="14pt" style:font-weight-asian="bold" style:font-size-complex="14pt" style:font-weight-complex="bold"/>
    </style:style>
    <style:style style:name="T15" style:family="text">
      <style:text-properties style:font-name="Nimbus Sans" fo:background-color="#cccccc" loext:char-shading-value="0"/>
    </style:style>
    <style:style style:name="T16" style:family="text">
      <style:text-properties style:font-name="Nimbus Sans" officeooo:rsid="00211f2f" fo:background-color="#cccccc" loext:char-shading-value="0"/>
    </style:style>
    <style:style style:name="T17" style:family="text">
      <style:text-properties officeooo:rsid="00098e83"/>
    </style:style>
    <style:style style:name="T18" style:family="text">
      <style:text-properties officeooo:rsid="000f60ab"/>
    </style:style>
    <style:style style:name="T19" style:family="text">
      <style:text-properties officeooo:rsid="0011659a"/>
    </style:style>
    <style:style style:name="T20" style:family="text">
      <style:text-properties style:font-name="Noto Sans Display" fo:background-color="#cccccc" loext:char-shading-value="0"/>
    </style:style>
    <style:style style:name="T21" style:family="text">
      <style:text-properties style:font-name="Noto Sans Display" officeooo:rsid="0011659a" fo:background-color="#cccccc" loext:char-shading-value="0"/>
    </style:style>
    <style:style style:name="T22" style:family="text">
      <style:text-properties style:font-name="Noto Sans Display" officeooo:rsid="001b241e" fo:background-color="#cccccc" loext:char-shading-value="0"/>
    </style:style>
    <style:style style:name="T23" style:family="text">
      <style:text-properties style:font-name="Noto Sans Display" officeooo:rsid="00211f2f" fo:background-color="#cccccc" loext:char-shading-value="0"/>
    </style:style>
    <style:style style:name="T24" style:family="text">
      <style:text-properties style:font-name="Noto Sans Display" officeooo:rsid="002795fe" fo:background-color="#cccccc" loext:char-shading-value="0"/>
    </style:style>
    <style:style style:name="T25" style:family="text">
      <style:text-properties style:font-name="Noto Sans Display" fo:font-size="15pt" fo:background-color="#cccccc" loext:char-shading-value="0" style:font-size-asian="15pt" style:font-size-complex="15pt"/>
    </style:style>
    <style:style style:name="T26" style:family="text">
      <style:text-properties style:font-name="Noto Sans Display" fo:font-size="15pt" officeooo:rsid="00211f2f" fo:background-color="#cccccc" loext:char-shading-value="0" style:font-size-asian="15pt" style:font-size-complex="15pt"/>
    </style:style>
    <style:style style:name="T27" style:family="text">
      <style:text-properties style:font-name="Noto Sans Display" fo:font-size="15pt" officeooo:rsid="002152e8" fo:background-color="#cccccc" loext:char-shading-value="0" style:font-size-asian="15pt" style:font-size-complex="15pt"/>
    </style:style>
    <style:style style:name="T28" style:family="text">
      <style:text-properties style:font-name="Noto Sans Display" fo:font-size="15pt" officeooo:rsid="001581aa" fo:background-color="transparent" loext:char-shading-value="0" style:font-size-asian="15pt" style:font-size-complex="15pt"/>
    </style:style>
    <style:style style:name="T29" style:family="text">
      <style:text-properties style:font-name="Noto Sans Display" fo:font-size="15pt" officeooo:rsid="0017cb30" fo:background-color="transparent" loext:char-shading-value="0" style:font-size-asian="15pt" style:font-size-complex="15pt"/>
    </style:style>
    <style:style style:name="T30" style:family="text">
      <style:text-properties style:font-name="Noto Sans Display" fo:font-size="15pt" officeooo:rsid="0019488e" fo:background-color="transparent" loext:char-shading-value="0" style:font-size-asian="15pt" style:font-size-complex="15pt"/>
    </style:style>
    <style:style style:name="T31" style:family="text">
      <style:text-properties style:font-name="Noto Sans Display" fo:font-size="15pt" officeooo:rsid="002152e8" fo:background-color="transparent" loext:char-shading-value="0" style:font-size-asian="15pt" style:font-size-complex="15pt"/>
    </style:style>
    <style:style style:name="T32" style:family="text">
      <style:text-properties style:font-name="Noto Sans Display" fo:font-size="15pt" style:text-underline-style="solid" style:text-underline-width="auto" style:text-underline-color="font-color" fo:font-weight="bold" officeooo:rsid="002152e8" fo:background-color="transparent" loext:char-shading-value="0" style:font-size-asian="15pt" style:font-weight-asian="bold" style:font-size-complex="15pt" style:font-weight-complex="bold"/>
    </style:style>
    <style:style style:name="T33" style:family="text">
      <style:text-properties style:font-name="Noto Sans Display" fo:font-size="15pt" style:text-underline-style="none" fo:font-weight="normal" officeooo:rsid="002152e8" fo:background-color="transparent" loext:char-shading-value="0" style:font-size-asian="15pt" style:font-weight-asian="normal" style:font-size-complex="15pt" style:font-weight-complex="normal"/>
    </style:style>
    <style:style style:name="T34" style:family="text">
      <style:text-properties style:font-name="Noto Sans Display" fo:font-size="16pt" officeooo:rsid="0017cb30" fo:background-color="#cccccc" loext:char-shading-value="0" style:font-size-asian="16pt" style:font-size-complex="16pt"/>
    </style:style>
    <style:style style:name="T35" style:family="text">
      <style:text-properties style:font-name="Noto Sans Display" fo:font-size="16pt" officeooo:rsid="001b841c" fo:background-color="#cccccc" loext:char-shading-value="0" style:font-size-asian="16pt" style:font-size-complex="16pt"/>
    </style:style>
    <style:style style:name="T36" style:family="text">
      <style:text-properties style:font-name="Noto Sans Display" fo:font-weight="normal" fo:background-color="#cccccc" loext:char-shading-value="0" style:font-weight-asian="normal" style:font-weight-complex="normal"/>
    </style:style>
    <style:style style:name="T37" style:family="text">
      <style:text-properties style:font-name="Noto Sans Display" fo:font-weight="normal" officeooo:rsid="0011655d" fo:background-color="#cccccc" loext:char-shading-value="0" style:font-weight-asian="normal" style:font-weight-complex="normal"/>
    </style:style>
    <style:style style:name="T38" style:family="text">
      <style:text-properties style:font-name="Noto Sans Display" fo:font-size="14pt" fo:font-weight="normal" officeooo:rsid="0011655d" style:font-size-asian="14pt" style:font-weight-asian="normal" style:font-size-complex="14pt" style:font-weight-complex="normal"/>
    </style:style>
    <style:style style:name="T39" style:family="text">
      <style:text-properties style:font-name="Noto Sans Display" officeooo:rsid="0011659a"/>
    </style:style>
    <style:style style:name="T40" style:family="text">
      <style:text-properties style:font-name="Noto Sans Display" officeooo:rsid="0024590d"/>
    </style:style>
    <style:style style:name="T41" style:family="text">
      <style:text-properties fo:font-size="15pt" officeooo:rsid="0019488e" fo:background-color="transparent" loext:char-shading-value="0" style:font-size-asian="15pt" style:font-size-complex="15pt"/>
    </style:style>
    <style:style style:name="T42" style:family="text">
      <style:text-properties fo:font-size="15pt" officeooo:rsid="001b841c" fo:background-color="transparent" loext:char-shading-value="0" style:font-size-asian="15pt" style:font-size-complex="15pt"/>
    </style:style>
    <style:style style:name="T43" style:family="text">
      <style:text-properties officeooo:rsid="0012d0b4"/>
    </style:style>
    <style:style style:name="T44" style:family="text">
      <style:text-properties officeooo:rsid="001b241e"/>
    </style:style>
    <style:style style:name="T45" style:family="text">
      <style:text-properties officeooo:rsid="001b841c"/>
    </style:style>
    <style:style style:name="T46" style:family="text">
      <style:text-properties officeooo:rsid="00211f2f"/>
    </style:style>
    <style:style style:name="T47" style:family="text">
      <style:text-properties officeooo:rsid="002795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3">POUR COMPILER BIBLIOTEQ DEPUIS LES SOURCES <text:span text:style-name="T1">DE GITHUB</text:span>.</text:h>
      <text:p text:style-name="P3"/>
      <text:p text:style-name="P3">Le nom des paquets concerne <text:span text:style-name="T3">la distribution </text:span>LinuxMint2<text:span text:style-name="T18">2.1</text:span></text:p>
      <text:p text:style-name="P1"/>
      <text:p text:style-name="P1"/>
      <text:h text:style-name="Heading_20_3" text:outline-level="3"><text:span text:style-name="T2">1 - </text:span>Installation des dépendances pour compiler BiblioteQ</text:h>
      <text:p text:style-name="P19">sudo apt-get install git</text:p>
      <text:p text:style-name="P19">sudo apt-get install build-essential</text:p>
      <text:p text:style-name="P19">sudo apt-get install qtbase5-dev</text:p>
      <text:p text:style-name="P19">sudo apt-get install libsqlite3-dev</text:p>
      <text:p text:style-name="P19">sudo apt-get install libyazpp-dev</text:p>
      <text:p text:style-name="P19">sudo apt-get install libpoppler-cpp-dev</text:p>
      <text:p text:style-name="P19">sudo apt-get install libqt5multimedia5-plugins</text:p>
      <text:p text:style-name="P19">sudo apt-get install qtmultimedia5-dev</text:p>
      <text:p text:style-name="P20">sudo apt-get install qtpdf5-dev</text:p>
      <text:p text:style-name="P19">sudo ldconfig</text:p>
      <text:p text:style-name="P4"/>
      <text:p text:style-name="P4"/>
      <text:h text:style-name="Heading_20_3" text:outline-level="3"><text:span text:style-name="T2">2 - </text:span>Téléchargement des sources de BiblioteQ.</text:h>
      <text:p text:style-name="P5">git clone https://github.com/textbrowser/biblioteq.git</text:p>
      <text:p text:style-name="P1"/>
      <text:p text:style-name="P1"/>
      <text:h text:style-name="P54" text:outline-level="4"><text:span text:style-name="T2">3 - </text:span>Compilation de BiblioteQ.</text:h>
      <text:p text:style-name="P2"><text:s/>L'option -j permet de compiler avec plusieurs processeurs.</text:p>
      <text:p text:style-name="P19">cd biblioteq</text:p>
      <text:p text:style-name="P19">qmake</text:p>
      <text:p text:style-name="P19">make -j4</text:p>
      <text:p text:style-name="P1"/>
      <text:p text:style-name="P1"/>
      <text:h text:style-name="Heading_20_3" text:outline-level="3"><text:span text:style-name="T2">4 - C</text:span>réation du paquet .deb version amd64.</text:h>
      <text:p text:style-name="P18">./Distributions/build_debian_amd64.bash</text:p>
      <text:p text:style-name="P1"/>
      <text:p text:style-name="P1"/>
      <text:p text:style-name="P1"/>
      <text:h text:style-name="P51" text:outline-level="3">POUR CRÉER OU METTRE À JOUR LA TRADUCTION.</text:h>
      <text:p text:style-name="P1"/>
      <text:h text:style-name="Heading_20_3" text:outline-level="3"><text:soft-page-break/><text:span text:style-name="T2">1 - I</text:span>nstallation des outils pour effectuer la traduction.</text:h>
      <text:p text:style-name="P18">sudo apt-get install qttools5-dev-tools</text:p>
      <text:p text:style-name="P1"/>
      <text:h text:style-name="Heading_20_3" text:outline-level="3"><text:span text:style-name="T2">2 - </text:span><text:s/>Création ou mise à jour des fichiers a traduire (.ts).</text:h>
      <text:p text:style-name="P18">lupdate biblioteq.pro</text:p>
      <text:p text:style-name="P1"/>
      <text:h text:style-name="Heading_20_3" text:outline-level="3"><text:span text:style-name="T2">3 - </text:span>Outil pour effectuer la traduction et la publication du fichier .ts -&gt; .qm</text:h>
      <text:p text:style-name="P18">linguist Translations/biblioteq_fr_Fr.ts</text:p>
      <text:p text:style-name="P1"/>
      <text:p text:style-name="P1"/>
      <text:p text:style-name="P6">Exporter vers le format de fichier biblioteq_fr_FR.qm (qm) et compiler BiblioteQ pour profiter de la traduction des menus.</text:p>
      <text:p text:style-name="P6"/>
      <text:h text:style-name="P52" text:outline-level="3"/>
      <text:h text:style-name="P52" text:outline-level="3"/>
      <text:h text:style-name="P52" text:outline-level="3"/>
      <text:h text:style-name="P53" text:outline-level="3"><text:span text:style-name="T4">P</text:span>OUR <text:span text:style-name="T4">OBTENIR L’ANIMATION </text:span><text:span text:style-name="T17">DE CONFIRMATION </text:span><text:span text:style-name="T4">SUR LES BOUTONS.</text:span></text:h>
      <text:p text:style-name="P36"/>
      <text:p text:style-name="P32"><text:span text:style-name="T5">1 – Par défaut LinuxMint 21.3 applique le style « gtk2 ». </text:span><text:span text:style-name="T6">Celui-ci ne permet pas de voir les boutons animés. Il faut donc chang</text:span><text:span text:style-name="T5">er le style pour bénéficier des boutons animés de confirmation.</text:span></text:p>
      <text:p text:style-name="P33"><text:span text:style-name="T6">2</text:span><text:span text:style-name="T5"> – la commande </text:span><text:span text:style-name="T7">suiv</text:span><text:span text:style-name="T8">a</text:span><text:span text:style-name="T7">nte </text:span><text:span text:style-name="T9">permet de spécifier le style.</text:span></text:p>
      <text:p text:style-name="P38">qt5ct</text:p>
      <text:p text:style-name="P34"><text:span text:style-name="T11">3</text:span><text:span text:style-name="T9"> – Choisir </text:span><text:span text:style-name="T10">le style </text:span><text:span text:style-name="T13">Fusion</text:span><text:span text:style-name="T9"> ou </text:span><text:span text:style-name="T10">le style </text:span><text:span text:style-name="T13">Breeze</text:span><text:span text:style-name="T9">.</text:span></text:p>
      <text:p text:style-name="P35"><text:span text:style-name="T11">4</text:span><text:span text:style-name="T9"> – Si </text:span><text:span text:style-name="T11">le style </text:span><text:span text:style-name="T9">Breeze n’est pas installé </text:span><text:span text:style-name="T11">sur le systè</text:span><text:span text:style-name="T12">m</text:span><text:span text:style-name="T11">e.</text:span></text:p>
      <text:p text:style-name="P39">sudo apt-get install breeze</text:p>
      <text:p text:style-name="P37"/>
      <text:p text:style-name="P7"/>
      <text:p text:style-name="P7"/>
      <text:p text:style-name="P7"/>
      <text:p text:style-name="P40"/>
      <text:p text:style-name="P41">TRIE AVEC DES LETTRES ACCENTUÉES DANS LES REQUÊTES SQL</text:p>
      <text:p text:style-name="P45"/>
      <text:p text:style-name="P45">par exemple pour le mode Icône</text:p>
      <text:p text:style-name="P45"/>
      <text:p text:style-name="P44">Configurer la base avec le Encodage PRAGMA UTF-8</text:p>
      <text:p text:style-name="P48">- BQ/<text:span text:style-name="T19">menu/</text:span>Autres Options/SQLite/ E<text:span text:style-name="T44">ncodage PRAGMA (</text:span><text:span text:style-name="T45">menu déroulant)</text:span>.</text:p>
      <text:p text:style-name="P46"/>
      <text:p text:style-name="P21">Il faut avoir l’extension <text:span text:style-name="T45">de</text:span> sqlite avec la librairie libicu.so chargé dans BiblioteQ,</text:p>
      <text:p text:style-name="P21">- BQ/<text:span text:style-name="T19">menu/</text:span>Autres Options/SQLite/ Extensions chargeables à l’éx<text:span text:style-name="T44">é</text:span>cution.</text:p>
      <text:p text:style-name="P21"/>
      <text:p text:style-name="P28">Pour avoir libicu.so</text:p>
      <text:p text:style-name="P24">1 - Installer le nécessaire pour compiler</text:p>
      <text:p text:style-name="P8"><text:span text:style-name="Source_20_Text"><text:span text:style-name="T37">sudo apt install libicu-dev libsqlite3-dev dpkg-dev gcc make pkg-config</text:span></text:span></text:p>
      <text:p text:style-name="P21"/>
      <text:p text:style-name="P24">2 – Installer les sources de sqlite3 (extensions)</text:p>
      <text:p text:style-name="P8"><text:span text:style-name="Source_20_Text"><text:span text:style-name="T20">apt-get source sqlite3</text:span></text:span></text:p>
      <text:p text:style-name="P47"><text:span text:style-name="Source_20_Text"><text:span text:style-name="T38"/></text:span></text:p>
      <text:p text:style-name="P47"><text:span text:style-name="Source_20_Text"><text:span text:style-name="T39">3 – Compilation et Installation</text:span></text:span></text:p>
      <text:p text:style-name="P8"><text:span text:style-name="Source_20_Text"><text:span text:style-name="T20">cd sqlite3-*/ext/icu</text:span></text:span></text:p>
      <text:p text:style-name="P8"><text:span text:style-name="Source_20_Text"><text:span text:style-name="T25">gcc -fPIC -shared icu.c `pkg-config --libs --cflags icu-uc icu-io` -o libicu.so</text:span></text:span></text:p>
      <text:p text:style-name="P8"><text:span text:style-name="Source_20_Text"><text:span text:style-name="T20">sudo cp libicu.so /usr/local/lib/</text:span></text:span></text:p>
      <text:p text:style-name="P8"><text:span text:style-name="Source_20_Text"><text:span text:style-name="T20">sudo ldconfig</text:span></text:span></text:p>
      <text:p text:style-name="P30"/>
      <text:p text:style-name="P30"/>
      <text:p text:style-name="P26">4 – Configuration de BiblioteQ</text:p>
      <text:p text:style-name="P22"><text:span text:style-name="T19">menu/</text:span>Autres Options/SQLite/ Extensions chargeables à l’éx<text:span text:style-name="T43">é</text:span>cution.</text:p>
      <text:p text:style-name="P9"><text:span text:style-name="Source_20_Text"><text:span text:style-name="T20">/usr/local/lib/</text:span></text:span><text:span text:style-name="Source_20_Text"><text:span text:style-name="T25">libicu.so</text:span></text:span></text:p>
      <text:p text:style-name="P9"><text:span text:style-name="Source_20_Text"><text:span text:style-name="T25"/></text:span></text:p>
      <text:p text:style-name="P10"><text:span text:style-name="Source_20_Text"><text:span text:style-name="T28">Vérification Commande SQL dans BiblioteQ</text:span></text:span></text:p>
      <text:p text:style-name="P11"><text:span text:style-name="Source_20_Text"><text:span text:style-name="T25">SELECT icu_load_collation('','ICU');</text:span></text:span></text:p>
      <text:p text:style-name="P11"><text:span text:style-name="Source_20_Text"><text:span text:style-name="T25">PRAGMA collation_list;</text:span></text:span></text:p>
      <text:p text:style-name="P12"><text:span text:style-name="Source_20_Text"><text:span text:style-name="T29">ICU devrait</text:span></text:span><text:span text:style-name="Source_20_Text"><text:span text:style-name="T28"> </text:span></text:span><text:span text:style-name="Source_20_Text"><text:span text:style-name="T29">apparaître </text:span></text:span><text:span text:style-name="Source_20_Text"><text:span text:style-name="T30">en plus avec RTRIM ; NOCASE ; BINARY</text:span></text:span></text:p>
      <text:p text:style-name="P12"><text:span text:style-name="Source_20_Text"><text:span text:style-name="T29"/></text:span></text:p>
      <text:p text:style-name="P16"><text:span text:style-name="Source_20_Text"><text:span text:style-name="T32">Exemples</text:span></text:span></text:p>
      <text:p text:style-name="P13"><text:span text:style-name="Source_20_Text"><text:span text:style-name="Strong_20_Emphasis"><text:span text:style-name="T41">Trier par titre</text:span></text:span></text:span><text:span text:style-name="Source_20_Text"><text:span text:style-name="T29"><text:line-break/></text:span></text:span><text:span text:style-name="Source_20_Text"><text:span text:style-name="T34">SELECT front_cover FROM book ORDER by </text:span></text:span><text:span text:style-name="Source_20_Text"><text:span text:style-name="T35">title</text:span></text:span><text:span text:style-name="Source_20_Text"><text:span text:style-name="T34"> COLLATE ICU;</text:span></text:span></text:p>
      <text:p text:style-name="P13"><text:span text:style-name="Strong_20_Emphasis"><text:span text:style-name="T42">Trier par auteur</text:span></text:span></text:p>
      <text:p text:style-name="P50"><text:span text:style-name="Source_20_Text"><text:span text:style-name="T34">SELECT front_cover FROM book ORDER by </text:span></text:span><text:span text:style-name="Source_20_Text"><text:span text:style-name="T35">author</text:span></text:span><text:span text:style-name="Source_20_Text"><text:span text:style-name="T34"> COLLATE ICU;</text:span></text:span></text:p>
      <text:p text:style-name="P42"><text:span text:style-name="Source_20_Text"><text:span text:style-name="T16">UTILISER REGEXP D</text:span></text:span><text:span text:style-name="Source_20_Text"><text:span text:style-name="T15">ANS LES REQUÊTES SQL</text:span></text:span></text:p>
      <text:p text:style-name="P43"><text:span text:style-name="Source_20_Text"><text:span text:style-name="T14"/></text:span></text:p>
      <text:p text:style-name="P23">Il faut avoir l’extension <text:span text:style-name="T45">de</text:span> sqlite avec la librairie lib<text:span text:style-name="T46">regexp.</text:span>so chargé dans BiblioteQ.</text:p>
      <text:p text:style-name="P23"><text:span text:style-name="Source_20_Text"><text:span text:style-name="T20">- BQ/</text:span></text:span><text:span text:style-name="Source_20_Text"><text:span text:style-name="T21">menu/</text:span></text:span><text:span text:style-name="Source_20_Text"><text:span text:style-name="T20">Autres Options/SQLite/ Extensions chargeables à l’éx</text:span></text:span><text:span text:style-name="Source_20_Text"><text:span text:style-name="T22">é</text:span></text:span><text:span text:style-name="Source_20_Text"><text:span text:style-name="T20">cution.</text:span></text:span></text:p>
      <text:p text:style-name="P23"><text:span text:style-name="Source_20_Text"><text:span text:style-name="T36"/></text:span></text:p>
      <text:p text:style-name="P29"><text:span text:style-name="T47">P</text:span>our avoir lib<text:span text:style-name="T47">regexp</text:span>.so</text:p>
      <text:p text:style-name="P25">1 - Installer le nécessaire pour compiler</text:p>
      <text:p text:style-name="P14"><text:span text:style-name="Source_20_Text"><text:span text:style-name="T37">sudo apt install libsqlite3-dev dpkg-dev gcc make pkg-config</text:span></text:span></text:p>
      <text:p text:style-name="P23"/>
      <text:p text:style-name="P25">2 – Installer les sources de sqlite3 (extensions)</text:p>
      <text:p text:style-name="P14"><text:span text:style-name="Source_20_Text"><text:span text:style-name="T20">apt-get source sqlite3</text:span></text:span></text:p>
      <text:p text:style-name="P49"><text:span text:style-name="Source_20_Text"><text:span text:style-name="T38"/></text:span></text:p>
      <text:p text:style-name="P49"><text:span text:style-name="Source_20_Text"><text:span text:style-name="T39">3 – Compilation et Installation </text:span></text:span><text:span text:style-name="Source_20_Text"><text:span text:style-name="T40">(</text:span></text:span><text:a xlink:type="simple" xlink:href="https://sqlite.org/loadext.html" text:style-name="Internet_20_link" text:visited-style-name="Visited_20_Internet_20_Link"><text:span text:style-name="Source_20_Text"><text:span text:style-name="T40">https://sqlite.org/loadext.html</text:span></text:span></text:a><text:span text:style-name="Source_20_Text"><text:span text:style-name="T40"> paragraphe 3).</text:span></text:span></text:p>
      <text:p text:style-name="P14"><text:span text:style-name="Source_20_Text"><text:span text:style-name="T20">cd sqlite3-*/ext/</text:span></text:span><text:span text:style-name="Source_20_Text"><text:span text:style-name="T24">misc</text:span></text:span></text:p>
      <text:p text:style-name="P14"><text:span text:style-name="Source_20_Text"><text:span text:style-name="T25">gcc -fPIC -shared </text:span></text:span><text:span text:style-name="Source_20_Text"><text:span text:style-name="T26">regexp.c</text:span></text:span><text:span text:style-name="Source_20_Text"><text:span text:style-name="T25"> -o lib</text:span></text:span><text:span text:style-name="Source_20_Text"><text:span text:style-name="T26">regexp</text:span></text:span><text:span text:style-name="Source_20_Text"><text:span text:style-name="T25">.so </text:span></text:span></text:p>
      <text:p text:style-name="P14"><text:span text:style-name="Source_20_Text"><text:span text:style-name="T20">sudo cp lib</text:span></text:span><text:span text:style-name="Source_20_Text"><text:span text:style-name="T23">regexp</text:span></text:span><text:span text:style-name="Source_20_Text"><text:span text:style-name="T20">.so /usr/local/lib/</text:span></text:span></text:p>
      <text:p text:style-name="P14"><text:span text:style-name="Source_20_Text"><text:span text:style-name="T20">sudo ldconfig</text:span></text:span></text:p>
      <text:p text:style-name="P31"/>
      <text:p text:style-name="P31"/>
      <text:p text:style-name="P27">4 – Configuration de BiblioteQ</text:p>
      <text:p text:style-name="P23"><text:span text:style-name="T19">menu/</text:span>Autres Options/SQLite/ Extensions chargeables à l’éx<text:span text:style-name="T43">é</text:span>cution.</text:p>
      <text:p text:style-name="P14"><text:span text:style-name="Source_20_Text"><text:span text:style-name="T20">/usr/local/lib/</text:span></text:span><text:span text:style-name="Source_20_Text"><text:span text:style-name="T25">lib</text:span></text:span><text:span text:style-name="Source_20_Text"><text:span text:style-name="T26">regexp</text:span></text:span><text:span text:style-name="Source_20_Text"><text:span text:style-name="T25">.so</text:span></text:span></text:p>
      <text:p text:style-name="P14"><text:span text:style-name="Source_20_Text"><text:span text:style-name="T25"/></text:span></text:p>
      <text:p text:style-name="P15"><text:span text:style-name="Source_20_Text"><text:span text:style-name="T31">5 - </text:span></text:span><text:span text:style-name="Source_20_Text"><text:span text:style-name="T28">Vérifi</text:span></text:span><text:span text:style-name="Source_20_Text"><text:span text:style-name="T31">er que l’extension est bien chargées</text:span></text:span><text:span text:style-name="Source_20_Text"><text:span text:style-name="T28"> </text:span></text:span><text:span text:style-name="Source_20_Text"><text:span text:style-name="T31">BQ/Ctrl+L</text:span></text:span></text:p>
      <text:p text:style-name="P15"><text:span text:style-name="Source_20_Text"><text:span text:style-name="T31"/></text:span></text:p>
      <text:p text:style-name="P16"><text:span text:style-name="Source_20_Text"><text:span text:style-name="T32">Exemples personnel</text:span></text:span></text:p>
      <text:p text:style-name="P17"><text:span text:style-name="Source_20_Text"><text:span text:style-name="T33">Avoir tout les documentaires (COTE avec un numéro)</text:span></text:span></text:p>
      <text:p text:style-name="P15"><text:span text:style-name="Source_20_Text"><text:span text:style-name="T27">SELECT callnumber,title FROM book WHERE callnumber REGEXP '(^[0-9])';</text:span></text:span></text:p>
      <text:p text:style-name="P15"><text:span text:style-name="Source_20_Text"><text:span text:style-name="T3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 UI" svg:font-family="'Noto Sans Devanagari UI'" style:font-family-generic="modern" style:font-pitch="fixed"/>
    <style:font-face style:name="Noto Sans Devanagari UI1" svg:font-family="'Noto Sans Devanagari UI'" style:font-family-generic="swiss"/>
    <style:font-face style:name="Noto Sans Devanagari UI2" svg:font-family="'Noto Sans Devanagari UI'" style:font-family-generic="system" style:font-pitch="variable"/>
    <style:font-face style:name="Noto Sans Display" svg:font-family="'Noto Sans Display'" style:font-family-generic="swiss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Noto Sans Devanagari U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fr" fo:country="FR" style:font-name-asian="Nimbus Sans1" style:font-size-asian="10.5pt" style:language-asian="zh" style:country-asian="CN" style:font-name-complex="Noto Sans Devanagari U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 UI2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Noto Sans Devanagari UI" style:font-family-complex="'Noto Sans Devanagari UI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3T10:44:12.854194968</dc:date>
    <meta:editing-duration>PT1H13M22S</meta:editing-duration>
    <meta:editing-cycles>28</meta:editing-cycles>
    <meta:generator>LibreOffice/24.2.7.2$Linux_X86_64 LibreOffice_project/420$Build-2</meta:generator>
    <meta:document-statistic meta:table-count="0" meta:image-count="0" meta:object-count="0" meta:page-count="4" meta:paragraph-count="84" meta:word-count="517" meta:character-count="3740" meta:non-whitespace-character-count="3296"/>
  </office:meta>
</office:document-meta>
</file>